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1396" calcext:value-type="float">
            <text:p>0.5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4276" calcext:value-type="float">
            <text:p>0.6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63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